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b9302" officeooo:paragraph-rsid="000b9302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c4ff" officeooo:paragraph-rsid="000cc4f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00d2" officeooo:paragraph-rsid="000e5fc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40a1" officeooo:paragraph-rsid="000d40a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40a1" officeooo:paragraph-rsid="000e5fc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0cc4ff"/>
    </style:style>
    <style:style style:name="P7" style:family="paragraph" style:parent-style-name="Standard">
      <style:paragraph-properties fo:text-align="start" style:justify-single-word="false"/>
      <style:text-properties officeooo:paragraph-rsid="000d40a1"/>
    </style:style>
    <style:style style:name="P8" style:family="paragraph" style:parent-style-name="Standard">
      <style:paragraph-properties fo:text-align="start" style:justify-single-word="false"/>
      <style:text-properties officeooo:paragraph-rsid="000e5fc9"/>
    </style:style>
    <style:style style:name="P9" style:family="paragraph" style:parent-style-name="Footnote">
      <style:text-properties officeooo:rsid="000e5fc9" officeooo:paragraph-rsid="000e5fc9"/>
    </style:style>
    <style:style style:name="T1" style:family="text">
      <style:text-properties officeooo:rsid="000e5fc9"/>
    </style:style>
    <style:style style:name="T2" style:family="text">
      <style:text-properties fo:font-size="12pt" style:text-underline-style="none" fo:font-weight="normal" officeooo:rsid="000cc4ff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0e5fc9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0d00d2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0d40a1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TP1 Systèmes d’Exploitation </text:p>
      <text:p text:style-name="P1"/>
      <text:p text:style-name="P6"><text:span text:style-name="T2"><text:tab/>On cherche à </text:span><text:span text:style-name="T3">vérifier si il est plus i</text:span>ntéressant d’utiliser les primitives système que les fonctions de bibliothèque</text:p>
      <text:p text:style-name="P6"><text:span text:style-name="T2">Lorsque le fichier est très grand ( &gt; 30000 octets), il est plus intéressant d’utiliser des primitives </text:span><text:span text:style-name="T4">systèmes.</text:span><text:span text:style-name="T2"> En effet, le temps est divisé par deux pour un fichier de 35000 octets (ici, le fichier se nommait test) :</text:span></text:p>
      <text:p text:style-name="P2"/>
      <text:p text:style-name="P2">$ time ./a2.out 500 &lt; test &gt; poubelle</text:p>
      <text:p text:style-name="P2">real<text:tab/>0m0.003s</text:p>
      <text:p text:style-name="P2">user<text:tab/>0m0.000s</text:p>
      <text:p text:style-name="P2">sys<text:tab/>0m0.003s</text:p>
      <text:p text:style-name="P2"/>
      <text:p text:style-name="P2">$ time ./a.out &lt; test &gt; poubelle</text:p>
      <text:p text:style-name="P2">real<text:tab/>0m0.006s</text:p>
      <text:p text:style-name="P2">user<text:tab/>0m0.006s</text:p>
      <text:p text:style-name="P2">sys<text:tab/>0m0.000s</text:p>
      <text:p text:style-name="P2"/>
      <text:p text:style-name="P8"><text:span text:style-name="T4">Après avoir modifié la taille du buffer de la fonction fonction_primitive.c par des puissances de 2, j’ai trouvé qu’à partir de 2⁸ la fonction devient vraiment plus rapide et plus efficace. </text:span></text:p>
      <text:p text:style-name="P3"/>
      <text:p text:style-name="P7"><text:span text:style-name="T5">Pour faire une moyenne du temps d’exécution, j’ai lancé 10 exécution de chaque programme sur un très grand fichier et j’en ai fait la moyenne :</text:span></text:p>
      <text:p text:style-name="P4"><text:s text:c="2"/>- fonction_bibliotheque.c :</text:p>
      <text:p text:style-name="P4">Exécution numéro 1 : <text:s/>7 secondes</text:p>
      <text:p text:style-name="P4">Exécution numéro 2 : <text:s/>6 secondes</text:p>
      <text:p text:style-name="P4">Exécution numéro 3 : <text:s/>7 secondes</text:p>
      <text:p text:style-name="P4">Exécution numéro 4 : 10 secondes</text:p>
      <text:p text:style-name="P4">Exécution numéro 5 : 6 secondes</text:p>
      <text:p text:style-name="P4">Exécution numéro 6 : 6 secondes</text:p>
      <text:p text:style-name="P4">Exécution numéro 7 : 7 secondes</text:p>
      <text:p text:style-name="P4">Exécution numéro 8 : 11 secondes</text:p>
      <text:p text:style-name="P4">Exécution numéro 9 : 10 secondes</text:p>
      <text:p text:style-name="P4">Exécution numéro 10 : 8 secondes</text:p>
      <text:p text:style-name="P4">Donc en moyenne, avec les fonctions de bibliothèques, le temps moyen de l’exécution est de 7,8 secondes.</text:p>
      <text:p text:style-name="P4"><text:s text:c="2"/>- fonction_primitives.c (avec <text:span text:style-name="T1">un buffer de 2⁸)</text:span></text:p>
      <text:p text:style-name="P4">Exécution numéro 1 : <text:s/><text:span text:style-name="T1">3 </text:span>secondes</text:p>
      <text:p text:style-name="P4">Exécution numéro 2 : <text:s/><text:span text:style-name="T1">3</text:span> secondes</text:p>
      <text:p text:style-name="P4">Exécution numéro 3 : <text:s/><text:span text:style-name="T1">3</text:span> secondes</text:p>
      <text:p text:style-name="P4">Exécution numéro 4 : <text:span text:style-name="T1">3</text:span> secondes</text:p>
      <text:p text:style-name="P4">Exécution numéro 5 : <text:span text:style-name="T1">3</text:span> secondes</text:p>
      <text:p text:style-name="P4">Exécution numéro 6 : <text:span text:style-name="T1">5 </text:span><text:s/>secondes</text:p>
      <text:p text:style-name="P4">Exécution numéro 7 : <text:span text:style-name="T1">3 </text:span><text:s/>secondes</text:p>
      <text:p text:style-name="P4">Exécution numéro 8 : <text:span text:style-name="T1">3</text:span> secondes</text:p>
      <text:p text:style-name="P4">Exécution numéro 9 : <text:span text:style-name="T1">3</text:span> secondes</text:p>
      <text:p text:style-name="P4">Exécution numéro 10 : <text:span text:style-name="T1">4</text:span> secondes</text:p>
      <text:p text:style-name="P5">Donc en moyenne,<text:note text:id="ftn0" text:note-class="footnote"><text:note-citation>1</text:note-citation><text:note-body><text:p text:style-name="P9">DIVRIOTIS Constantin L2 CMI</text:p></text:note-body></text:note> avec les fonctions <text:span text:style-name="T1">primitives</text:span>, le temps moyen de l’exécution est de <text:span text:style-name="T1">3,3 </text:span>second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17:58:59.971330333</meta:creation-date>
    <dc:date>2017-02-12T18:46:29.733477102</dc:date>
    <meta:editing-duration>PT15M18S</meta:editing-duration>
    <meta:editing-cycles>4</meta:editing-cycles>
    <meta:generator>LibreOffice/5.1.6.2.0$Linux_X86_64 LibreOffice_project/10$Build-2</meta:generator>
    <meta:document-statistic meta:table-count="0" meta:image-count="0" meta:object-count="0" meta:page-count="1" meta:paragraph-count="38" meta:word-count="315" meta:character-count="1790" meta:non-whitespace-character-count="1501"/>
  </office:meta>
</office:document-meta>
</file>